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2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style:text-autospace="none"/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12" style:family="paragraph">
      <style:paragraph-properties style:text-autospace="none"/>
      <style:text-properties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13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4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15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6" style:family="paragraph">
      <style:paragraph-properties style:text-autospace="none"/>
      <style:text-properties fo:color="#646464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8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9" style:family="paragraph">
      <style:paragraph-properties style:text-autospace="none"/>
      <style:text-properties fo:font-family="Monospace" style:font-pitch="fixed" fo:font-size="19pt" style:text-underline-style="none" style:font-family-asian="Monospace" style:font-pitch-asian="fixed" style:font-size-asian="19pt" style:font-family-complex="Monospace" style:font-pitch-complex="fixed" style:font-size-complex="19pt"/>
    </style:style>
    <style:style style:name="P20" style:family="paragraph">
      <style:paragraph-properties style:text-autospace="none"/>
      <style:text-properties fo:color="#1a1a1a" fo:font-family="Monospace" style:font-pitch="fixed" fo:font-size="19pt" style:text-underline-style="none" style:font-family-asian="Monospace" style:font-pitch-asian="fixed" style:font-size-asian="19pt" style:font-family-complex="Monospace" style:font-pitch-complex="fixed" style:font-size-complex="19pt"/>
    </style:style>
    <style:style style:name="P21" style:family="paragraph">
      <style:paragraph-properties style:text-autospace="none"/>
      <style:text-properties fo:color="#00000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2" style:family="paragraph">
      <style:paragraph-properties style:text-autospace="none"/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style:text-autospace="none"/>
      <style:text-properties fo:color="#646464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5" style:family="paragraph">
      <style:paragraph-properties style:text-autospace="none"/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6" style:family="paragraph">
      <style:paragraph-properties style:text-autospace="none"/>
      <style:text-properties fo:color="#000000"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P27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28" style:family="paragraph">
      <style:paragraph-properties style:text-autospace="none"/>
      <style:text-properties fo:font-family="Monospace" style:font-pitch="fixed" fo:font-size="18pt" style:font-family-asian="Monospace" style:font-pitch-asian="fixed" style:font-size-asian="18pt" style:font-family-complex="Monospace" style:font-pitch-complex="fixed" style:font-size-complex="18pt"/>
    </style:style>
    <style:style style:name="P29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30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32" style:family="paragraph">
      <style:text-properties fo:font-size="24pt" fo:font-weight="bold" style:font-size-asian="24pt" style:font-weight-asian="bold" style:font-size-complex="24pt" style:font-weight-complex="bold"/>
    </style:style>
    <style:style style:name="P33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34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35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size="19pt" style:font-size-asian="19pt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646464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646464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c0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2a00ff" style:text-outline="false" style:text-line-through-style="none" fo:font-family="Monospace" style:font-pitch="fixed" fo:font-size="16pt" fo:text-shadow="none" style:text-underline-style="none" fo:font-weight="normal" style:letter-kerning="true" style:font-family-asian="Monospace" style:font-pitch-asian="fixed" style:font-size-asian="16pt" style:font-weight-asian="normal" style:font-family-complex="Monospace" style:font-pitch-complex="fixed" style:font-size-complex="16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fo:font-family="Monospace" style:font-pitch="fixed" fo:font-size="16pt" fo:text-shadow="none" style:text-underline-style="none" fo:font-weight="bold" style:letter-kerning="true" style:font-family-asian="Monospace" style:font-pitch-asian="fixed" style:font-size-asian="16pt" style:font-weight-asian="bold" style:font-family-complex="Monospace" style:font-pitch-complex="fixed" style:font-size-complex="16pt" style:font-weight-complex="bold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9" style:family="text">
      <style:text-properties fo:font-size="24pt" fo:font-weight="bold" style:font-size-asian="24pt" style:font-weight-asian="bold" style:font-size-complex="24pt" style:font-weight-complex="bold"/>
    </style:style>
    <style:style style:name="T90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91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2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93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94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3" xml:id="id19" draw:id="id19" draw:layer="layout" svg:width="25.273cm" svg:height="3.462cm" svg:x="1.396cm" svg:y="6.698cm">
          <text:p text:style-name="P11"><text:span text:style-name="T44">@Repository</text:span></text:p>
          <text:p text:style-name="P12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12"><text:span text:style-name="T46"><text:s/></text:span><text:span text:style-name="T46">(...)</text:span></text:p>
          <text:p text:style-name="P1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xml:id="id20" draw:id="id20" draw:layer="layout" svg:width="25.273cm" svg:height="3.462cm" svg:x="1.395cm" svg:y="10.797cm">
          <text:p text:style-name="P11"><text:span text:style-name="T46">@Service</text:span></text:p>
          <text:p text:style-name="P12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12"><text:span text:style-name="T46"><text:s text:c="2"/></text:span><text:span text:style-name="T46">(...)</text:span></text:p>
          <text:p text:style-name="P1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5" draw:layer="layout" svg:width="25.273cm" svg:height="1.431cm" svg:x="1.395cm" svg:y="6.697cm">
          <text:p text:style-name="P14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7" draw:layer="layout" svg:width="25.273cm" svg:height="1.939cm" svg:x="1.395cm" svg:y="6.697cm">
          <text:p text:style-name="P16"><text:span text:style-name="T55">@Autowired</text:span></text:p>
          <text:p text:style-name="P14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25.273cm" svg:height="1.939cm" svg:x="1.394cm" svg:y="8.996cm">
          <text:p text:style-name="P16"><text:span text:style-name="T55">@Autowired</text:span></text:p>
          <text:p text:style-name="P14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8" xml:id="id21" draw:id="id21" draw:layer="layout" svg:width="25.273cm" svg:height="1.939cm" svg:x="1.393cm" svg:y="4.895cm">
          <text:p text:style-name="P12"><text:span text:style-name="T58">@Value</text:span><text:span text:style-name="T59">(</text:span><text:span text:style-name="T60">"${digest}"</text:span><text:span text:style-name="T59">)</text:span></text:p>
          <text:p text:style-name="P12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xml:id="id22" draw:id="id22" draw:layer="layout" svg:width="25.273cm" svg:height="4.054cm" svg:x="1.392cm" svg:y="7.594cm">
          <text:p text:style-name="P19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20"><text:span text:style-name="T65"/></text:p>
          <text:p text:style-name="P19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19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19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7" xml:id="id24" draw:id="id24" draw:layer="layout" svg:width="25.273cm" svg:height="5.265cm" svg:x="1.393cm" svg:y="5.595cm">
          <text:p text:style-name="P14"><text:span text:style-name="T47">&lt;</text:span><text:span text:style-name="T48">context:component-scan</text:span><text:span text:style-name="T55"> </text:span><text:span text:style-name="T50">base-package</text:span><text:span text:style-name="T51">=</text:span><text:span text:style-name="T52">"com.zenika"</text:span><text:span text:style-name="T69"> </text:span><text:span text:style-name="T54">/&gt;</text:span></text:p>
          <text:p text:style-name="P14"><text:span text:style-name="T54"/></text:p>
          <text:p text:style-name="P14"><text:span text:style-name="T54">&lt;</text:span><text:span text:style-name="T70">jdbc:embedded-database</text:span><text:span text:style-name="T54"> </text:span><text:span text:style-name="T71">id</text:span><text:span text:style-name="T72">=</text:span><text:span text:style-name="T52">"dataSource"</text:span><text:span text:style-name="T54"> </text:span><text:span text:style-name="T71">type</text:span><text:span text:style-name="T72">=</text:span><text:span text:style-name="T52">"H2"</text:span><text:span text:style-name="T54">&gt;</text:span></text:p>
          <text:p text:style-name="P14"><text:span text:style-name="T54"><text:s text:c="2"/></text:span><text:span text:style-name="T54">&lt;</text:span><text:span text:style-name="T70">jdbc:script</text:span><text:span text:style-name="T54"> </text:span><text:span text:style-name="T71">location</text:span><text:span text:style-name="T72">=</text:span><text:span text:style-name="T52">"classpath:/create-tables.sql"</text:span><text:span text:style-name="T54"> /&gt;</text:span></text:p>
          <text:p text:style-name="P14"><text:span text:style-name="T54"><text:s text:c="2"/></text:span><text:span text:style-name="T54">&lt;</text:span><text:span text:style-name="T70">jdbc:script</text:span><text:span text:style-name="T54"> </text:span><text:span text:style-name="T71">location</text:span><text:span text:style-name="T72">=</text:span><text:span text:style-name="T52">"classpath:/insert-data.sql"</text:span><text:span text:style-name="T54"> /&gt;</text:span></text:p>
          <text:p text:style-name="P14"><text:span text:style-name="T54">&lt;/</text:span><text:span text:style-name="T70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7" xml:id="id26" draw:id="id26" draw:layer="layout" svg:width="25.273cm" svg:height="3.582cm" svg:x="1.392cm" svg:y="6.094cm">
          <text:p text:style-name="P16"><text:span text:style-name="T55">@PostConstruct</text:span></text:p>
          <text:p text:style-name="P14"><text:span text:style-name="T56">public</text:span><text:span text:style-name="T49"> </text:span><text:span text:style-name="T56">void</text:span><text:span text:style-name="T49"> init() {</text:span></text:p>
          <text:p text:style-name="P14"><text:span text:style-name="T49"><text:s text:c="2"/></text:span><text:span text:style-name="T49">(...) </text:span></text:p>
          <text:p text:style-name="P14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7" xml:id="id30" draw:id="id30" draw:layer="layout" svg:width="25.273cm" svg:height="14.917cm" svg:x="1.393cm" svg:y="4.895cm">
          <text:p text:style-name="P14"><text:span text:style-name="T56">public</text:span><text:span text:style-name="T49"> </text:span><text:span text:style-name="T56">class</text:span><text:span text:style-name="T49"> ApplicationIntegrationTest {</text:span></text:p>
          <text:p text:style-name="P14"><text:span text:style-name="T55"/></text:p>
          <text:p text:style-name="P14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21"><text:span text:style-name="T55"/></text:p>
          <text:p text:style-name="P14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21"><text:span text:style-name="T55"/></text:p>
          <text:p text:style-name="P14"><text:span text:style-name="T73"><text:s text:c="2"/></text:span><text:span text:style-name="T73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14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14"><text:span text:style-name="T74"><text:s text:c="6"/></text:span><text:span text:style-name="T74">"classpath:/test-application-configuration.xml"</text:span></text:p>
          <text:p text:style-name="P21"><text:span text:style-name="T55"><text:s text:c="4"/></text:span><text:span text:style-name="T55">);</text:span></text:p>
          <text:p text:style-name="P14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21"><text:span text:style-name="T55"><text:s text:c="2"/></text:span><text:span text:style-name="T55">}</text:span></text:p>
          <text:p text:style-name="P21"><text:span text:style-name="T55"/></text:p>
          <text:p text:style-name="P14"><text:span text:style-name="T73"><text:s text:c="2"/></text:span><text:span text:style-name="T73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14"><text:span text:style-name="T57"><text:s text:c="4"/></text:span><text:span text:style-name="T57">ctx</text:span><text:span text:style-name="T49">.close();</text:span></text:p>
          <text:p text:style-name="P21"><text:span text:style-name="T55"><text:s text:c="2"/></text:span><text:span text:style-name="T55">}</text:span></text:p>
          <text:p text:style-name="P21"><text:span text:style-name="T55"><text:s text:c="2"/></text:span><text:span text:style-name="T55">(...)</text:span></text:p>
          <text:p text:style-name="P21"><text:span text:style-name="T5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8" xml:id="id31" draw:id="id31" draw:layer="layout" svg:width="25.273cm" svg:height="7.551cm" svg:x="1.393cm" svg:y="4.795cm">
          <text:p text:style-name="P12"><text:span text:style-name="T58">@RunWith</text:span><text:span text:style-name="T59">(SpringJUnit4ClassRunner.</text:span><text:span text:style-name="T61">class</text:span><text:span text:style-name="T59">)</text:span></text:p>
          <text:p text:style-name="P12"><text:span text:style-name="T58">@ContextConfiguration</text:span><text:span text:style-name="T59">(</text:span></text:p>
          <text:p text:style-name="P12"><text:span text:style-name="T59"><text:s text:c="2"/></text:span><text:span text:style-name="T60">"classpath:/test-application-configuration-annotation.xml"</text:span></text:p>
          <text:p text:style-name="P12"><text:span text:style-name="T59">)</text:span></text:p>
          <text:p text:style-name="P12"><text:span text:style-name="T61">public</text:span><text:span text:style-name="T59"> </text:span><text:span text:style-name="T61">class</text:span><text:span text:style-name="T59"> ApplicationIntegrationTest</text:span><text:span text:style-name="T59"> {</text:span></text:p>
          <text:p text:style-name="P12"><text:span text:style-name="T65"/></text:p>
          <text:p text:style-name="P12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22"><text:span text:style-name="T65"><text:s text:c="2"/></text:span><text:span text:style-name="T65">(...)</text:span></text:p>
          <text:p text:style-name="P22"><text:span text:style-name="T6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9cm" svg:height="3.506cm" svg:x="1.4cm" svg:y="0.237cm" presentation:class="title">
          <draw:text-box>
            <text:p text:style-name="P23"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27" draw:layer="layout" svg:width="19.436cm" svg:height="15.272cm" svg:x="1.392cm" svg:y="4.794cm">
          <text:p text:style-name="P24"><text:span text:style-name="T76">@Configuration</text:span></text:p>
          <text:p text:style-name="P25"><text:span text:style-name="T77">public</text:span><text:span text:style-name="T78"> </text:span><text:span text:style-name="T77">class</text:span><text:span text:style-name="T78"> ApplicationConfiguration {</text:span></text:p>
          <text:p text:style-name="P26"><text:span text:style-name="T79"/></text:p>
          <text:p text:style-name="P25"><text:span text:style-name="T80"><text:s text:c="2"/></text:span><text:span text:style-name="T81">@Bean</text:span><text:span text:style-name="T78"> </text:span><text:span text:style-name="T77">public</text:span><text:span text:style-name="T78"> DataSource dataSource() {</text:span></text:p>
          <text:p text:style-name="P25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25"><text:span text:style-name="T78"><text:s text:c="6"/></text:span><text:span text:style-name="T78">.setType(EmbeddedDatabaseType.</text:span><text:span text:style-name="T82">H2</text:span><text:span text:style-name="T78">)</text:span></text:p>
          <text:p text:style-name="P25"><text:span text:style-name="T78"><text:s text:c="6"/></text:span><text:span text:style-name="T78">.addScript(</text:span><text:span text:style-name="T83">"classpath:/create-tables.sql"</text:span><text:span text:style-name="T78">)</text:span></text:p>
          <text:p text:style-name="P25"><text:span text:style-name="T78"><text:s text:c="6"/></text:span><text:span text:style-name="T78">.addScript(</text:span><text:span text:style-name="T83">"classpath:/insert-data.sql"</text:span><text:span text:style-name="T78">)</text:span></text:p>
          <text:p text:style-name="P26"><text:span text:style-name="T79"><text:s text:c="6"/></text:span><text:span text:style-name="T79">.build();</text:span></text:p>
          <text:p text:style-name="P26"><text:span text:style-name="T79"><text:s text:c="2"/></text:span><text:span text:style-name="T79">}</text:span></text:p>
          <text:p text:style-name="P25"><text:span text:style-name="T79"/></text:p>
          <text:p text:style-name="P25"><text:span text:style-name="T80"><text:s text:c="2"/></text:span><text:span text:style-name="T80">@Bean</text:span><text:span text:style-name="T78"> </text:span><text:span text:style-name="T77">public</text:span><text:span text:style-name="T78"> UserRepository userRepository() {</text:span></text:p>
          <text:p text:style-name="P25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4">dataSource()</text:span><text:span text:style-name="T78">);</text:span></text:p>
          <text:p text:style-name="P26"><text:span text:style-name="T79"><text:s text:c="2"/></text:span><text:span text:style-name="T79">}</text:span></text:p>
          <text:p text:style-name="P26"><text:span text:style-name="T79"/></text:p>
          <text:p text:style-name="P25"><text:span text:style-name="T80"><text:s text:c="2"/></text:span><text:span text:style-name="T80">@Bean</text:span><text:span text:style-name="T78"> </text:span><text:span text:style-name="T77">public</text:span><text:span text:style-name="T78"> UserService userService() {</text:span></text:p>
          <text:p text:style-name="P25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25"><text:span text:style-name="T78"><text:s text:c="4"/></text:span><text:span text:style-name="T78">userService.setDigest(</text:span><text:span text:style-name="T83">"sha-256"</text:span><text:span text:style-name="T78">);</text:span></text:p>
          <text:p text:style-name="P26"><text:span text:style-name="T79"><text:s text:c="4"/></text:span><text:span text:style-name="T79">userService.setUserRepository(userRepository());</text:span></text:p>
          <text:p text:style-name="P26"><text:span text:style-name="T79"><text:s text:c="4"/></text:span><text:span text:style-name="T76">userService.init();</text:span></text:p>
          <text:p text:style-name="P25"><text:span text:style-name="T77"><text:s text:c="4"/></text:span><text:span text:style-name="T77">return</text:span><text:span text:style-name="T78"> userService;</text:span></text:p>
          <text:p text:style-name="P26"><text:span text:style-name="T79"><text:s text:c="2"/></text:span><text:span text:style-name="T79">}</text:span></text:p>
          <text:p text:style-name="P26"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29" xml:id="id48" draw:id="id48" draw:layer="layout" svg:width="25.273cm" svg:height="1.302cm" svg:x="1.392cm" svg:y="16.894cm">
          <text:p text:style-name="P28"><text:span text:style-name="T85">@ContextConfiguration</text:span><text:span text:style-name="T86">(classes={ApplicationConfiguration.</text:span><text:span text:style-name="T87">class</text:span><text:span text:style-name="T86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6" draw:text-style-name="P30" xml:id="id56" draw:id="id56" draw:layer="layout" svg:width="7.047cm" svg:height="2.26cm" svg:x="10.436cm" svg:y="6.442cm">
          <text:p text:style-name="P1"><text:span text:style-name="T88">Application</text:span></text:p>
          <draw:enhanced-geometry svg:viewBox="0 0 21600 21600" draw:type="rectangle" draw:enhanced-path="M 0 0 L 21600 0 21600 21600 0 21600 0 0 Z N"/>
        </draw:custom-shape>
        <draw:g xml:id="id57" draw:id="id57">
          <draw:custom-shape draw:style-name="gr7" draw:text-style-name="P31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9" draw:text-style-name="P1" xml:id="id58" draw:id="id58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2" draw:layer="layout" svg:width="9.155cm" svg:height="1.195cm" svg:x="3.332cm" svg:y="10.96cm">
          <draw:text-box>
            <text:p xml:id="id59" text:id="id59"><text:span text:style-name="T89">Hautes performances</text:span></text:p>
          </draw:text-box>
        </draw:frame>
        <draw:g xml:id="id60" draw:id="id60">
          <draw:custom-shape draw:style-name="gr7" draw:text-style-name="P31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61" draw:id="id61">
          <draw:custom-shape draw:style-name="gr7" draw:text-style-name="P31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32" xml:id="id62" draw:id="id62" draw:layer="layout" svg:width="9.447cm" svg:height="1.195cm" svg:x="2.005cm" svg:y="17.464cm">
          <draw:text-box>
            <text:p><text:span text:style-name="T89">Scalabilité horizontale</text:span></text:p>
          </draw:text-box>
        </draw:frame>
        <draw:polyline draw:style-name="gr10" draw:text-style-name="P1" xml:id="id63" draw:id="id63" draw:layer="layout" svg:width="13.715cm" svg:height="0cm" svg:x="12.068cm" svg:y="18.126cm" svg:viewBox="0 0 13716 0" draw:points="0,0 13716,0">
          <text:p/>
        </draw:polyline>
        <draw:frame draw:style-name="gr11" draw:text-style-name="P33" xml:id="id64" draw:id="id64" draw:layer="layout" svg:width="10.568cm" svg:height="2.964cm" svg:x="16.964cm" svg:y="10.436cm">
          <draw:text-box>
            <text:p><text:span text:style-name="T90">{ "title" : "MongoDB rocks!", </text:span></text:p>
            <text:p><text:span text:style-name="T90"><text:s text:c="2"/></text:span><text:span text:style-name="T90">"content" : "bla", </text:span></text:p>
            <text:p><text:span text:style-name="T90"><text:s text:c="2"/></text:span><text:span text:style-name="T90">"tags" : [ "nosql", "db" ], </text:span></text:p>
            <text:p><text:span text:style-name="T90"><text:s text:c="2"/></text:span><text:span text:style-name="T90">"author" : "acogoluegnes" }</text:span></text:p>
          </draw:text-box>
        </draw:frame>
        <draw:frame draw:style-name="gr2" draw:text-style-name="P32" xml:id="id65" draw:id="id65" draw:layer="layout" svg:width="8.219cm" svg:height="1.195cm" svg:x="18.042cm" svg:y="8.803cm">
          <draw:text-box>
            <text:p><text:span text:style-name="T89">Orientée document</text:span></text:p>
          </draw:text-box>
        </draw:frame>
        <draw:custom-shape draw:style-name="gr12" draw:text-style-name="P1" xml:id="id66" draw:id="id66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3" draw:text-style-name="P34" draw:layer="layout" svg:width="24.892cm" svg:height="7.553cm" svg:x="1.379cm" svg:y="4.67cm">
          <draw:text-box>
            <text:p><text:span text:style-name="T91">{ </text:span></text:p>
            <text:p><text:span text:style-name="T91"><text:s text:c="2"/></text:span><text:span text:style-name="T91">"_id" : ObjectId("50488a5154505a9de8c22b84"),</text:span></text:p>
            <text:p><text:span text:style-name="T91"><text:s text:c="2"/></text:span><text:span text:style-name="T91">"sku" : "2253008885", </text:span></text:p>
            <text:p><text:span text:style-name="T91"><text:s text:c="2"/></text:span><text:span text:style-name="T91">"details" : { </text:span></text:p>
            <text:p><text:span text:style-name="T91"><text:s text:c="4"/></text:span><text:span text:style-name="T91">"title" : "Les trois mousquetaires",</text:span></text:p>
            <text:p><text:span text:style-name="T91"><text:s text:c="4"/></text:span><text:span text:style-name="T91">"pages" : 888, </text:span></text:p>
            <text:p><text:span text:style-name="T91"><text:s text:c="4"/></text:span><text:span text:style-name="T91">"isbn" : "2253008885" </text:span></text:p>
            <text:p><text:span text:style-name="T91"><text:s text:c="2"/></text:span><text:span text:style-name="T91">} </text:span></text:p>
            <text:p><text:span text:style-name="T91">}</text:span></text:p>
          </draw:text-box>
        </draw:frame>
        <draw:frame draw:style-name="gr13" draw:text-style-name="P34" draw:layer="layout" svg:width="24.892cm" svg:height="6.753cm" svg:x="1.328cm" svg:y="12.82cm">
          <draw:text-box>
            <text:p><text:span text:style-name="T91">{ </text:span></text:p>
            <text:p><text:span text:style-name="T91"><text:s text:c="2"/></text:span><text:span text:style-name="T91">"_id" : ObjectId("50488a5154505a9de8c22b85"),</text:span></text:p>
            <text:p><text:span text:style-name="T91"><text:s text:c="2"/></text:span><text:span text:style-name="T91">"sku" : "B0051QVF7A", </text:span></text:p>
            <text:p><text:span text:style-name="T91"><text:s text:c="2"/></text:span><text:span text:style-name="T91">"details" : { </text:span></text:p>
            <text:p><text:span text:style-name="T91"><text:s text:c="4"/></text:span><text:span text:style-name="T91">"name" : "Kindle", </text:span></text:p>
            <text:p><text:span text:style-name="T91"><text:s text:c="4"/></text:span><text:span text:style-name="T91">"weight" : 170 </text:span></text:p>
            <text:p><text:span text:style-name="T91"><text:s text:c="2"/></text:span><text:span text:style-name="T91">} </text:span></text:p>
            <text:p><text:span text:style-name="T91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35" draw:layer="layout" svg:width="24.062cm" svg:height="3.188cm" svg:x="1.838cm" svg:y="7.734cm">
          <text:p text:style-name="P6"><text:span text:style-name="T92">Mongo mongo = </text:span><text:span text:style-name="T93">new</text:span><text:span text:style-name="T92"> Mongo(</text:span><text:span text:style-name="T94">"localhost"</text:span><text:span text:style-name="T92">,27017);</text:span></text:p>
          <text:p text:style-name="P6"><text:span text:style-name="T92">DB db = mongo.getDB(</text:span><text:span text:style-name="T94">"blog"</text:span><text:span text:style-name="T92">);</text:span></text:p>
          <text:p text:style-name="P6"><text:span text:style-name="T92">DBCollection entries = db.getCollection(</text:span><text:span text:style-name="T94">"entries"</text:span><text:span text:style-name="T92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1:11:26</dc:date>
    <meta:editing-duration>P1DT9H41M40S</meta:editing-duration>
    <meta:editing-cycles>212</meta:editing-cycles>
    <meta:document-statistic meta:object-count="252"/>
  </office:meta>
</office:document-meta>
</file>